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5398in"/>
    </style:style>
    <style:style style:name="co2" style:family="table-column">
      <style:table-column-properties fo:break-before="auto" style:column-width="0.9591in"/>
    </style:style>
    <style:style style:name="co3" style:family="table-column">
      <style:table-column-properties fo:break-before="auto" style:column-width="1.5709in"/>
    </style:style>
    <style:style style:name="co4" style:family="table-column">
      <style:table-column-properties fo:break-before="auto" style:column-width="1.0626in"/>
    </style:style>
    <style:style style:name="co5" style:family="table-column">
      <style:table-column-properties fo:break-before="auto" style:column-width="1.0008in"/>
    </style:style>
    <style:style style:name="co6" style:family="table-column">
      <style:table-column-properties fo:break-before="auto" style:column-width="0.8764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_2" table:style-name="ta1"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row table:style-name="ro1">
          <table:table-cell/>
          <table:table-cell office:value-type="string" calcext:value-type="string">
            <text:p>M01</text:p>
          </table:table-cell>
          <table:table-cell office:value-type="string" calcext:value-type="string">
            <text:p>M02</text:p>
          </table:table-cell>
          <table:table-cell office:value-type="string" calcext:value-type="string">
            <text:p>M03</text:p>
          </table:table-cell>
          <table:table-cell office:value-type="string" calcext:value-type="string">
            <text:p>M04</text:p>
          </table:table-cell>
          <table:table-cell office:value-type="string" calcext:value-type="string">
            <text:p>M05</text:p>
          </table:table-cell>
          <table:table-cell office:value-type="string" calcext:value-type="string">
            <text:p>M06</text:p>
          </table:table-cell>
          <table:table-cell office:value-type="string" calcext:value-type="string">
            <text:p>M07</text:p>
          </table:table-cell>
          <table:table-cell office:value-type="string" calcext:value-type="string">
            <text:p>M08</text:p>
          </table:table-cell>
          <table:table-cell office:value-type="string" calcext:value-type="string">
            <text:p>M09</text:p>
          </table:table-cell>
          <table:table-cell office:value-type="string" calcext:value-type="string">
            <text:p>M10</text:p>
          </table:table-cell>
        </table:table-row>
        <table:table-row table:style-name="ro1">
          <table:table-cell office:value-type="string" calcext:value-type="string">
            <text:p>logocola.jpg</text:p>
          </table:table-cell>
          <table:table-cell office:value-type="float" office:value="0.626282621727" calcext:value-type="float">
            <text:p>0.6262826217</text:p>
          </table:table-cell>
          <table:table-cell office:value-type="float" office:value="0.271104836384" calcext:value-type="float">
            <text:p>0.2711048364</text:p>
          </table:table-cell>
          <table:table-cell office:value-type="float" office:value="0.005224247602" calcext:value-type="float">
            <text:p>0.0052242476</text:p>
          </table:table-cell>
          <table:table-cell office:value-type="float" office:value="0.001807897594" calcext:value-type="float">
            <text:p>0.0018078976</text:p>
          </table:table-cell>
          <table:table-cell office:value-type="float" office:value="2084014025082.03" calcext:value-type="float">
            <text:p>2084014025082.03</text:p>
          </table:table-cell>
          <table:table-cell office:value-type="float" office:value="0.00094123554" calcext:value-type="float">
            <text:p>0.0009412355</text:p>
          </table:table-cell>
          <table:table-cell office:value-type="float" office:value="0.030281271473" calcext:value-type="float">
            <text:p>0.0302812715</text:p>
          </table:table-cell>
          <table:table-cell office:value-type="float" office:value="-0.000427043751" calcext:value-type="float">
            <text:p>-0.0004270438</text:p>
          </table:table-cell>
          <table:table-cell office:value-type="float" office:value="-0.00003376066" calcext:value-type="float">
            <text:p>-3.376066E-005</text:p>
          </table:table-cell>
          <table:table-cell office:value-type="float" office:value="0.000000000886" calcext:value-type="float">
            <text:p>8.86E-010</text:p>
          </table:table-cell>
        </table:table-row>
        <table:table-row table:style-name="ro1">
          <table:table-cell office:value-type="string" calcext:value-type="string">
            <text:p>logopizza.png</text:p>
          </table:table-cell>
          <table:table-cell office:value-type="float" office:value="2.178012569663" calcext:value-type="float">
            <text:p>2.1780125697</text:p>
          </table:table-cell>
          <table:table-cell office:value-type="float" office:value="4.595301111744" calcext:value-type="float">
            <text:p>4.5953011117</text:p>
          </table:table-cell>
          <table:table-cell office:value-type="float" office:value="0.473779205988" calcext:value-type="float">
            <text:p>0.473779206</text:p>
          </table:table-cell>
          <table:table-cell office:value-type="float" office:value="0.461030267347" calcext:value-type="float">
            <text:p>0.4610302673</text:p>
          </table:table-cell>
          <table:table-cell office:value-type="float" office:value="2.17298801963632E+019" calcext:value-type="float">
            <text:p>21729880196363200000</text:p>
          </table:table-cell>
          <table:table-cell office:value-type="float" office:value="0.98706840046" calcext:value-type="float">
            <text:p>0.9870684005</text:p>
          </table:table-cell>
          <table:table-cell office:value-type="float" office:value="0.037109410466" calcext:value-type="float">
            <text:p>0.0371094105</text:p>
          </table:table-cell>
          <table:table-cell office:value-type="float" office:value="-0.00159361733" calcext:value-type="float">
            <text:p>-0.0015936173</text:p>
          </table:table-cell>
          <table:table-cell office:value-type="float" office:value="-0.000001840439" calcext:value-type="float">
            <text:p>-1.840439E-006</text:p>
          </table:table-cell>
          <table:table-cell office:value-type="float" office:value="0.000000067658" calcext:value-type="float">
            <text:p>6.7658E-008</text:p>
          </table:table-cell>
        </table:table-row>
        <table:table-row table:style-name="ro1">
          <table:table-cell office:value-type="string" calcext:value-type="string">
            <text:p>logopizzamale.png</text:p>
          </table:table-cell>
          <table:table-cell office:value-type="float" office:value="0.692015683732" calcext:value-type="float">
            <text:p>0.6920156837</text:p>
          </table:table-cell>
          <table:table-cell office:value-type="float" office:value="0.342031672435" calcext:value-type="float">
            <text:p>0.3420316724</text:p>
          </table:table-cell>
          <table:table-cell office:value-type="float" office:value="0.00211234756" calcext:value-type="float">
            <text:p>0.0021123476</text:p>
          </table:table-cell>
          <table:table-cell office:value-type="float" office:value="0.000551147986" calcext:value-type="float">
            <text:p>0.000551148</text:p>
          </table:table-cell>
          <table:table-cell office:value-type="float" office:value="57813895034.4144" calcext:value-type="float">
            <text:p>57813895034.4144</text:p>
          </table:table-cell>
          <table:table-cell office:value-type="float" office:value="0.000008336428" calcext:value-type="float">
            <text:p>8.336428E-006</text:p>
          </table:table-cell>
          <table:table-cell office:value-type="float" office:value="0.034213508524" calcext:value-type="float">
            <text:p>0.0342135085</text:p>
          </table:table-cell>
          <table:table-cell office:value-type="float" office:value="-0.000195149947" calcext:value-type="float">
            <text:p>-0.0001951499</text:p>
          </table:table-cell>
          <table:table-cell office:value-type="float" office:value="0.000001695798" calcext:value-type="float">
            <text:p>1.695798E-006</text:p>
          </table:table-cell>
          <table:table-cell office:value-type="float" office:value="0.00000001888" calcext:value-type="float">
            <text:p>1.888E-008</text:p>
          </table:table-cell>
        </table:table-row>
        <table:table-row table:style-name="ro1">
          <table:table-cell office:value-type="string" calcext:value-type="string">
            <text:p>logoztm.jpg</text:p>
          </table:table-cell>
          <table:table-cell office:value-type="float" office:value="0.451335272085" calcext:value-type="float">
            <text:p>0.4513352721</text:p>
          </table:table-cell>
          <table:table-cell office:value-type="float" office:value="0.102219487872" calcext:value-type="float">
            <text:p>0.1022194879</text:p>
          </table:table-cell>
          <table:table-cell office:value-type="float" office:value="0.004930019743" calcext:value-type="float">
            <text:p>0.0049300197</text:p>
          </table:table-cell>
          <table:table-cell office:value-type="float" office:value="0.002324325516" calcext:value-type="float">
            <text:p>0.0023243255</text:p>
          </table:table-cell>
          <table:table-cell office:value-type="float" office:value="2524886116409.47" calcext:value-type="float">
            <text:p>2524886116409.47</text:p>
          </table:table-cell>
          <table:table-cell office:value-type="float" office:value="0.00066841349" calcext:value-type="float">
            <text:p>0.0006684135</text:p>
          </table:table-cell>
          <table:table-cell office:value-type="float" office:value="0.025371009989" calcext:value-type="float">
            <text:p>0.02537101</text:p>
          </table:table-cell>
          <table:table-cell office:value-type="float" office:value="-0.000325711778" calcext:value-type="float">
            <text:p>-0.0003257118</text:p>
          </table:table-cell>
          <table:table-cell office:value-type="float" office:value="-0.000007742543" calcext:value-type="float">
            <text:p>-7.742543E-006</text:p>
          </table:table-cell>
          <table:table-cell office:value-type="float" office:value="0.000000031851" calcext:value-type="float">
            <text:p>3.1851E-008</text:p>
          </table:table-cell>
        </table:table-row>
        <table:table-row table:style-name="ro1">
          <table:table-cell office:value-type="string" calcext:value-type="string">
            <text:p>logozwierciadlo.jpg</text:p>
          </table:table-cell>
          <table:table-cell office:value-type="float" office:value="1.099969963035" calcext:value-type="float">
            <text:p>1.099969963</text:p>
          </table:table-cell>
          <table:table-cell office:value-type="float" office:value="1.152975018344" calcext:value-type="float">
            <text:p>1.1529750183</text:p>
          </table:table-cell>
          <table:table-cell office:value-type="float" office:value="0.007096068956" calcext:value-type="float">
            <text:p>0.007096069</text:p>
          </table:table-cell>
          <table:table-cell office:value-type="float" office:value="0.006214947043" calcext:value-type="float">
            <text:p>0.006214947</text:p>
          </table:table-cell>
          <table:table-cell office:value-type="float" office:value="2.15892392560722E+016" calcext:value-type="float">
            <text:p>21589239256072200</text:p>
          </table:table-cell>
          <table:table-cell office:value-type="float" office:value="0.006647354542" calcext:value-type="float">
            <text:p>0.0066473545</text:p>
          </table:table-cell>
          <table:table-cell office:value-type="float" office:value="0.014239725309" calcext:value-type="float">
            <text:p>0.0142397253</text:p>
          </table:table-cell>
          <table:table-cell office:value-type="float" office:value="-0.000110140239" calcext:value-type="float">
            <text:p>-0.0001101402</text:p>
          </table:table-cell>
          <table:table-cell office:value-type="float" office:value="-0.000002594477" calcext:value-type="float">
            <text:p>-2.594477E-006</text:p>
          </table:table-cell>
          <table:table-cell office:value-type="float" office:value="-0.000000000221" calcext:value-type="float">
            <text:p>-2.21E-010</text:p>
          </table:table-cell>
        </table:table-row>
        <table:table-row table:style-name="ro1">
          <table:table-cell office:value-type="string" calcext:value-type="string">
            <text:p>logozwierciadlomale.jpg</text:p>
          </table:table-cell>
          <table:table-cell office:value-type="float" office:value="0.389434605169" calcext:value-type="float">
            <text:p>0.3894346052</text:p>
          </table:table-cell>
          <table:table-cell office:value-type="float" office:value="0.090556781023" calcext:value-type="float">
            <text:p>0.090556781</text:p>
          </table:table-cell>
          <table:table-cell office:value-type="float" office:value="0.001249506216" calcext:value-type="float">
            <text:p>0.0012495062</text:p>
          </table:table-cell>
          <table:table-cell office:value-type="float" office:value="0.000124260118" calcext:value-type="float">
            <text:p>0.0001242601</text:p>
          </table:table-cell>
          <table:table-cell office:value-type="float" office:value="16067637848.2943" calcext:value-type="float">
            <text:p>16067637848.2943</text:p>
          </table:table-cell>
          <table:table-cell office:value-type="float" office:value="-0.00001362224" calcext:value-type="float">
            <text:p>-1.362224E-005</text:p>
          </table:table-cell>
          <table:table-cell office:value-type="float" office:value="0.01527563267" calcext:value-type="float">
            <text:p>0.0152756327</text:p>
          </table:table-cell>
          <table:table-cell office:value-type="float" office:value="-0.000140655762" calcext:value-type="float">
            <text:p>-0.0001406558</text:p>
          </table:table-cell>
          <table:table-cell office:value-type="float" office:value="-0.000008181427" calcext:value-type="float">
            <text:p>-8.181427E-006</text:p>
          </table:table-cell>
          <table:table-cell office:value-type="float" office:value="0.000000009595" calcext:value-type="float">
            <text:p>9.595E-009</text:p>
          </table:table-cell>
        </table:table-row>
      </table:table>
      <table:table table:name="Sheet1" table:style-name="ta1">
        <table:table-column table:style-name="co7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3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31T14:48:53.259522866</meta:creation-date>
    <dc:date>2015-05-31T14:53:48.008638113</dc:date>
    <meta:editing-duration>P0D</meta:editing-duration>
    <meta:editing-cycles>1</meta:editing-cycles>
    <meta:document-statistic meta:table-count="2" meta:cell-count="76" meta:object-count="0"/>
    <meta:generator>LibreOffice/4.2.8.2$Linux_X86_64 LibreOffice_project/420m0$Build-2</meta:generator>
  </office:meta>
</office:document-meta>
</file>